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56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_20_Heading">Cahier des charge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none"/>
      <style:paragraph-properties fo:margin-left="-0.4cm" fo:margin-right="-0.3cm" fo:margin-top="0cm" fo:margin-bottom="0cm" loext:contextual-spacing="true" fo:text-align="justify" style:justify-single-word="false" fo:text-indent="0cm" style:auto-text-indent="false" style:page-number="auto" fo:background-color="transparent" style:vertical-align="baseline" style:writing-mode="lr-tb">
        <style:tab-stops>
          <style:tab-stop style:position="4.001cm"/>
        </style:tab-stops>
      </style:paragraph-properties>
      <style:text-properties style:font-name="Liberation Mono" fo:font-family="'Liberation Mono'" style:font-family-generic="modern" style:font-pitch="fixed" fo:font-size="1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 style:vertical-align="middle"/>
      <style:text-properties fo:text-transform="uppercase" fo:font-size="28pt" fo:font-style="italic" fo:text-shadow="1pt 1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60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0:50:17.465206484</dc:date>
    <meta:editing-duration>PT7M20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1.5.2$Linux_ARM_EABI LibreOffice_project/10$Build-2</meta:generator>
  </office:meta>
</office:document-meta>
</file>